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11.7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3.05cm"/>
    </style:style>
    <style:style style:name="gr3" style:family="graphic" style:parent-style-name="standard">
      <style:graphic-properties draw:stroke="none" svg:stroke-color="#000000" draw:fill="none" draw:fill-color="#ffffff" fo:min-height="3.96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15cm" fo:min-width="6.9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5.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9" style:family="graphic" style:parent-style-name="standard">
      <style:graphic-properties draw:stroke="none" svg:stroke-color="#000000" draw:fill="none" draw:fill-color="#ffffff" fo:min-height="2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2cm" svg:height="2.7cm" svg:x="4.5cm" svg:y="1cm">
          <text:p text:style-name="P1">Freies WLAN / Hotspo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1cm" svg:height="4.8cm" svg:x="7.1cm" svg:y="3.9cm">
          <text:p text:style-name="P1">Gemeinsamer<text:line-break/> Internetanschlu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9.1cm" svg:height="4.217cm" svg:x="0.9cm" svg:y="12.483cm">
          <draw:text-box>
            <text:p>* Telekom / Vodafone <text:line-break/> <text:s text:c="2"/>Hotspot-Lösung</text:p>
            <text:p>→ hoher Installationsaufwand <text:s text:c="6"/>&amp; Kosten</text:p>
            <text:p>→ monatliche Kosten</text:p>
          </draw:text-box>
        </draw:frame>
        <draw:connector draw:style-name="gr4" draw:text-style-name="P1" draw:layer="layout" svg:x1="7.1cm" svg:y1="6.3cm" svg:x2="4.9cm" svg:y2="10.7cm" draw:start-shape="id1" draw:start-glue-point="5" svg:d="M7100 6300h-1350v4400h-850" svg:viewBox="0 0 2201 4401">
          <text:p text:style-name="P1">Nein</text:p>
        </draw:connector>
        <draw:custom-shape draw:style-name="gr5" draw:text-style-name="P1" draw:layer="layout" svg:width="7.4cm" svg:height="3.4cm" svg:x="1.1cm" svg:y="9.1cm">
          <text:p text:style-name="P1">Kommerzielle Anbieter<text:line-break/>mit eigenem Internet-<text:line-break/>Anschluss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7.4cm" svg:height="3.4cm" svg:x="11.2cm" svg:y="11.1cm">
          <text:p text:style-name="P1">Kommerzielle Anbiet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2cm" svg:y1="6.3cm" svg:x2="14.9cm" svg:y2="11.1cm" draw:start-shape="id1" draw:start-glue-point="7" draw:end-shape="id2" draw:end-glue-point="0" svg:d="M14200 6300h700v4800" svg:viewBox="0 0 701 4801">
          <text:p text:style-name="P1">JA</text:p>
        </draw:connector>
        <draw:custom-shape draw:style-name="gr6" draw:text-style-name="P1" xml:id="id3" draw:id="id3" draw:layer="layout" svg:width="5.9cm" svg:height="2.5cm" svg:x="4cm" svg:y="20.6cm">
          <text:p text:style-name="P1">Externer <text:line-break/>Dienstleister 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4.9cm" svg:y1="14.5cm" svg:x2="6.95cm" svg:y2="20.6cm" draw:start-shape="id2" draw:start-glue-point="2" draw:end-shape="id3" draw:end-glue-point="0" svg:d="M14900 14500l-7950 6100" svg:viewBox="0 0 7951 6101">
          <text:p text:style-name="P1">JA</text:p>
        </draw:connector>
        <draw:custom-shape draw:style-name="gr6" draw:text-style-name="P1" xml:id="id4" draw:id="id4" draw:layer="layout" svg:width="5.9cm" svg:height="2.5cm" svg:x="14.1cm" svg:y="20.7cm">
          <text:p text:style-name="P1">FREIFUNK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4.9cm" svg:y1="14.5cm" svg:x2="17.05cm" svg:y2="20.7cm" draw:start-shape="id2" draw:start-glue-point="2" draw:end-shape="id4" draw:end-glue-point="0" svg:d="M14900 14500l2150 6200" svg:viewBox="0 0 2151 6201">
          <text:p text:style-name="P1">Nein</text:p>
        </draw:connector>
        <draw:frame draw:style-name="gr8" draw:text-style-name="P2" draw:layer="layout" svg:width="5.853cm" svg:height="3.095cm" svg:x="14.2cm" svg:y="23.3cm">
          <draw:text-box>
            <text:p>* Keine Instal-lationskosten</text:p>
            <text:p>* keine mon. <text:s/>Gebühren</text:p>
          </draw:text-box>
        </draw:frame>
        <draw:frame draw:style-name="gr9" draw:text-style-name="P2" draw:layer="layout" svg:width="6.4cm" svg:height="3.806cm" svg:x="4cm" svg:y="22.994cm">
          <draw:text-box>
            <text:p>* viele Anbieter</text:p>
            <text:p>* teilw. Vertrags-bindung </text:p>
            <text:p>* HW-Kosten</text:p>
            <text:p>* mon. Kost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6:31:12.207747927</meta:creation-date>
    <dc:date>2016-10-24T16:50:04.071927061</dc:date>
    <meta:editing-duration>PT2M21S</meta:editing-duration>
    <meta:editing-cycles>2</meta:editing-cycles>
    <meta:generator>LibreOffice/5.0.3.2$Linux_X86_64 LibreOffice_project/00m0$Build-2</meta:generator>
    <meta:document-statistic meta:object-count="13"/>
  </office:meta>
</office:document-meta>
</file>